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soli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779cm" svg:y1="15.605cm" svg:x2="10.652cm" svg:y2="6.588cm">
          <text:p/>
        </draw:line>
        <draw:line draw:style-name="gr1" draw:text-style-name="P1" draw:layer="layout" svg:x1="10.779cm" svg:y1="15.605cm" svg:x2="16.621cm" svg:y2="15.605cm">
          <text:p/>
        </draw:line>
        <draw:frame draw:style-name="gr2" draw:text-style-name="P3" draw:layer="layout" svg:width="0.925cm" svg:height="0.962cm" svg:x="16.716cm" svg:y="15.097cm">
          <draw:text-box>
            <text:p text:style-name="P2"><text:span text:style-name="T1">X</text:span></text:p>
          </draw:text-box>
        </draw:frame>
        <draw:frame draw:style-name="gr2" draw:text-style-name="P3" draw:layer="layout" svg:width="0.891cm" svg:height="0.962cm" svg:x="10.244cm" svg:y="5.699cm">
          <draw:text-box>
            <text:p text:style-name="P2"><text:span text:style-name="T1">Z</text:span></text:p>
          </draw:text-box>
        </draw:frame>
        <draw:line draw:style-name="gr3" draw:text-style-name="P1" draw:layer="layout" svg:x1="10.779cm" svg:y1="15.605cm" svg:x2="11.922cm" svg:y2="13.7cm">
          <text:p/>
        </draw:line>
        <draw:line draw:style-name="gr3" draw:text-style-name="P1" draw:layer="layout" svg:x1="9.636cm" svg:y1="13.7cm" svg:x2="10.779cm" svg:y2="15.605cm">
          <text:p/>
        </draw:line>
        <draw:line draw:style-name="gr4" draw:text-style-name="P1" draw:layer="layout" svg:x1="11.922cm" svg:y1="13.7cm" svg:x2="9.636cm" svg:y2="13.7cm">
          <text:p/>
        </draw:line>
        <draw:line draw:style-name="gr4" draw:text-style-name="P1" draw:layer="layout" svg:x1="9.636cm" svg:y1="13.7cm" svg:x2="6.588cm" svg:y2="8.62cm">
          <text:p/>
        </draw:line>
        <draw:line draw:style-name="gr4" draw:text-style-name="P1" draw:layer="layout" svg:x1="11.922cm" svg:y1="13.7cm" svg:x2="14.943cm" svg:y2="8.62cm">
          <text:p/>
        </draw:line>
        <draw:line draw:style-name="gr4" draw:text-style-name="P1" draw:layer="layout" svg:x1="14.97cm" svg:y1="8.62cm" svg:x2="6.588cm" svg:y2="8.62cm">
          <text:p/>
        </draw:line>
        <draw:frame draw:style-name="gr2" draw:text-style-name="P4" draw:layer="layout" svg:width="1.971cm" svg:height="1.114cm" svg:x="11.922cm" svg:y="13.192cm">
          <draw:text-box>
            <text:p>(x<text:span text:style-name="T2">1</text:span><text:span text:style-name="T3">,n</text:span>)</text:p>
          </draw:text-box>
        </draw:frame>
        <draw:frame draw:style-name="gr2" draw:text-style-name="P4" draw:layer="layout" svg:width="2.01cm" svg:height="1.114cm" svg:x="4.744cm" svg:y="8.112cm">
          <draw:text-box>
            <text:p>(-x<text:span text:style-name="T2">2</text:span><text:span text:style-name="T3">,f</text:span>)</text:p>
          </draw:text-box>
        </draw:frame>
        <draw:frame draw:style-name="gr2" draw:text-style-name="P4" draw:layer="layout" svg:width="1.798cm" svg:height="1.114cm" svg:x="14.843cm" svg:y="8.112cm">
          <draw:text-box>
            <text:p>(x<text:span text:style-name="T2">2</text:span><text:span text:style-name="T3">,f</text:span>)</text:p>
          </draw:text-box>
        </draw:frame>
        <draw:frame draw:style-name="gr2" draw:text-style-name="P4" draw:layer="layout" svg:width="2.183cm" svg:height="1.114cm" svg:x="7.504cm" svg:y="13.221cm">
          <draw:text-box>
            <text:p>(-x<text:span text:style-name="T2">1</text:span><text:span text:style-name="T3">,n</text:span>)</text:p>
          </draw:text-box>
        </draw:frame>
        <draw:frame draw:style-name="gr2" draw:text-style-name="P6" draw:layer="layout" svg:width="1.086cm" svg:height="0.887cm" svg:x="10.609cm" svg:y="13.829cm">
          <draw:text-box>
            <text:p text:style-name="P5"><text:span text:style-name="T4">FOV</text:span></text:p>
            <text:p text:style-name="P5"><text:span text:style-name="T5"><text:s text:c="3"/></text:span><text:span text:style-name="T5">2</text:span></text:p>
          </draw:text-box>
        </draw:frame>
        <draw:frame draw:style-name="gr5" draw:text-style-name="P6" draw:layer="layout" svg:width="1.224cm" svg:height="0.887cm" svg:x="9.809cm" svg:y="13.83cm">
          <draw:text-box>
            <text:p text:style-name="P5"><text:span text:style-name="T4">FOV</text:span></text:p>
            <text:p text:style-name="P5"><text:span text:style-name="T5"><text:s text:c="3"/></text:span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ay Meiri</meta:initial-creator>
    <meta:creation-date>2016-03-06T19:39:54.838045291</meta:creation-date>
    <dc:date>2016-03-11T14:35:32.158048502</dc:date>
    <dc:creator>Etay Meiri</dc:creator>
    <meta:editing-duration>P4DT18H20M7S</meta:editing-duration>
    <meta:editing-cycles>3</meta:editing-cycles>
    <meta:generator>LibreOffice/4.4.7.2$Linux_X86_64 LibreOffice_project/40$Build-2</meta:generator>
    <meta:document-statistic meta:object-count="16"/>
  </office:meta>
</office:document-meta>
</file>